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Helvetica" svg:font-family="Helvetica, Arial, sans-serif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6406"/>
    </style:style>
    <style:style style:name="P2" style:family="paragraph" style:parent-style-name="Text_20_body">
      <style:text-properties officeooo:rsid="002fb7ba" officeooo:paragraph-rsid="002fb7ba"/>
    </style:style>
    <style:style style:name="P3" style:family="paragraph" style:parent-style-name="Text_20_body">
      <style:text-properties officeooo:rsid="0034c270" officeooo:paragraph-rsid="0034c270"/>
    </style:style>
    <style:style style:name="P4" style:family="paragraph" style:parent-style-name="Text_20_body">
      <style:text-properties officeooo:rsid="00226406" officeooo:paragraph-rsid="002d669e"/>
    </style:style>
    <style:style style:name="P5" style:family="paragraph" style:parent-style-name="Text_20_body">
      <style:text-properties officeooo:rsid="00388bcb" officeooo:paragraph-rsid="00388bcb"/>
    </style:style>
    <style:style style:name="P6" style:family="paragraph" style:parent-style-name="Text_20_body">
      <style:text-properties officeooo:rsid="0039eddc" officeooo:paragraph-rsid="0039eddc"/>
    </style:style>
    <style:style style:name="P7" style:family="paragraph" style:parent-style-name="Text_20_body">
      <style:text-properties officeooo:rsid="003cf293" officeooo:paragraph-rsid="003cf293"/>
    </style:style>
    <style:style style:name="P8" style:family="paragraph" style:parent-style-name="Text_20_body">
      <style:text-properties officeooo:paragraph-rsid="003cf293"/>
    </style:style>
    <style:style style:name="P9" style:family="paragraph" style:parent-style-name="Text_20_body">
      <style:text-properties officeooo:rsid="002cd723" officeooo:paragraph-rsid="00226406"/>
    </style:style>
    <style:style style:name="P10" style:family="paragraph" style:parent-style-name="Text_20_body">
      <style:text-properties officeooo:rsid="0040c57d" officeooo:paragraph-rsid="0040c57d"/>
    </style:style>
    <style:style style:name="P11" style:family="paragraph" style:parent-style-name="Text_20_body">
      <style:text-properties officeooo:rsid="00420901" officeooo:paragraph-rsid="00420901"/>
    </style:style>
    <style:style style:name="P12" style:family="paragraph" style:parent-style-name="Text_20_body">
      <style:text-properties officeooo:rsid="00421a48" officeooo:paragraph-rsid="00421a48"/>
    </style:style>
    <style:style style:name="P13" style:family="paragraph" style:parent-style-name="Text_20_body">
      <style:text-properties officeooo:rsid="0043f03c" officeooo:paragraph-rsid="0043f03c"/>
    </style:style>
    <style:style style:name="P14" style:family="paragraph" style:parent-style-name="Heading_20_1">
      <style:text-properties officeooo:rsid="0045e63e" officeooo:paragraph-rsid="0045e63e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rsid="0040c57d" officeooo:paragraph-rsid="00420901"/>
    </style:style>
    <style:style style:name="P17" style:family="paragraph" style:parent-style-name="Text_20_body" style:list-style-name="L1">
      <style:text-properties officeooo:rsid="002e98fb" officeooo:paragraph-rsid="002e98fb"/>
    </style:style>
    <style:style style:name="P18" style:family="paragraph" style:parent-style-name="Text_20_body" style:list-style-name="L1">
      <style:text-properties officeooo:rsid="002fb7ba" officeooo:paragraph-rsid="002fb7ba"/>
    </style:style>
    <style:style style:name="P19" style:family="paragraph" style:parent-style-name="Text_20_body" style:list-style-name="L1">
      <style:text-properties officeooo:rsid="00420901" officeooo:paragraph-rsid="00420901"/>
    </style:style>
    <style:style style:name="P20" style:family="paragraph" style:parent-style-name="Text_20_body" style:list-style-name="L2">
      <style:text-properties officeooo:rsid="00421a48" officeooo:paragraph-rsid="00421a48"/>
    </style:style>
    <style:style style:name="P21" style:family="paragraph" style:parent-style-name="Text_20_body">
      <style:text-properties officeooo:rsid="00388bcb" officeooo:paragraph-rsid="00482331"/>
    </style:style>
    <style:style style:name="P22" style:family="paragraph" style:parent-style-name="Heading_20_2">
      <style:text-properties officeooo:rsid="003cf293" officeooo:paragraph-rsid="003cf293"/>
    </style:style>
    <style:style style:name="T1" style:family="text">
      <style:text-properties officeooo:rsid="002e98fb"/>
    </style:style>
    <style:style style:name="T2" style:family="text">
      <style:text-properties officeooo:rsid="003603c1"/>
    </style:style>
    <style:style style:name="T3" style:family="text">
      <style:text-properties officeooo:rsid="003bd2f8"/>
    </style:style>
    <style:style style:name="T4" style:family="text">
      <style:text-properties officeooo:rsid="0046897a"/>
    </style:style>
    <style:style style:name="T5" style:family="text">
      <style:text-properties officeooo:rsid="00482331"/>
    </style:style>
    <style:style style:name="T6" style:family="text">
      <style:text-properties officeooo:rsid="00485477"/>
    </style:style>
    <style:style style:name="T7" style:family="text">
      <style:text-properties officeooo:rsid="004885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Concurrent collections</text:h>
      <text:p text:style-name="P1"/>
      <text:p text:style-name="P9"/>
      <text:list xml:id="list4058741358" text:style-name="L1">
        <text:list-item>
          <text:p text:style-name="P16">Collections.synchronized*</text:p>
        </text:list-item>
        <text:list-item>
          <text:p text:style-name="P17">Synchronized vs Concurrent</text:p>
        </text:list-item>
        <text:list-item>
          <text:p text:style-name="P15"><text:span text:style-name="T1">Concurrent </text:span>collections</text:p>
        </text:list-item>
        <text:list-item>
          <text:p text:style-name="P17">Concurrent queues</text:p>
        </text:list-item>
        <text:list-item>
          <text:p text:style-name="P18">Concurrent maps</text:p>
        </text:list-item>
        <text:list-item>
          <text:p text:style-name="P19">Concurrent set<text:span text:style-name="T4">s</text:span>?</text:p>
        </text:list-item>
      </text:list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Collections.synchronized*</text:h>
      <text:p text:style-name="Text_20_body"/>
      <text:p text:style-name="P11">public static &lt;T&gt; Collection&lt;T&gt; synchronizedCollection(Collection&lt;T&gt; c);</text:p>
      <text:p text:style-name="P11">public static &lt;T&gt; Set&lt;T&gt; synchronizedSet(Set&lt;T&gt; s);</text:p>
      <text:p text:style-name="P11">public static &lt;T&gt; List&lt;T&gt; synchronizedList(List&lt;T&gt; list);</text:p>
      <text:p text:style-name="P11">public static &lt;K,V&gt; Map&lt;K,V&gt; synchronizedMap(Map&lt;K,V&gt; m);</text:p>
      <text:p text:style-name="P11">public static &lt;T&gt; SortedSet&lt;T&gt; synchronizedSortedSet(SortedSet&lt;T&gt; s);</text:p>
      <text:p text:style-name="P11">public static &lt;K,V&gt; SortedMap&lt;K,V&gt; synchronizedSortedMap(SortedMap&lt;K,V&gt; m);</text:p>
      <text:p text:style-name="Text_20_body"/>
      <text:p text:style-name="P13">Each of these methods returns a synchronized (thread-safe) Collection backed up by the specified collection.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Synchronized vs Concurrent</text:h>
      <text:p text:style-name="Text_20_body"/>
      <text:h text:style-name="Heading_20_3" text:outline-level="3">Synchronize</text:h>
      <text:p text:style-name="P3"><text:span text:style-name="T2">T</text:span>he resource which is synchronized can't be modified by multiple threads simultaneously.</text:p>
      <text:p text:style-name="P3"/>
      <text:h text:style-name="Heading_20_3" text:outline-level="3">Concurrent </text:h>
      <text:p text:style-name="P3"><text:span text:style-name="T2">A</text:span>llows multiple threads to access different parts of a collection at a given time.</text:p>
      <text:p text:style-name="Text_20_body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soft-page-break/><text:span text:style-name="T1">Concurrent </text:span>collections</text:h>
      <text:p text:style-name="Text_20_body"/>
      <text:h text:style-name="Heading_20_3" text:outline-level="3">CopyOnWriteArrayList</text:h>
      <text:p text:style-name="P5">A thread-safe variant of java.util.ArrayList in which all mutative operations (add, set, and so on) are implemented by making a fresh copy of the underlying array.</text:p>
      <text:p text:style-name="P5"/>
      <text:h text:style-name="Heading_20_3" text:outline-level="3">CopyOnWriteArraySet</text:h>
      <text:p text:style-name="P5">Set wraper for CopyOnWriteArrayList</text:p>
      <text:p text:style-name="P5"/>
      <text:h text:style-name="Heading_20_3" text:outline-level="3">ConcurrentSkipListSet</text:h>
      <text:p text:style-name="P21">A sorted container that can be accessed by multiple threads. This is essentially* the equivalent of TreeSet for concurrent code. </text:p>
      <text:p text:style-name="P21"/>
      <text:p text:style-name="P21"><text:span text:style-name="T5">*S</text:span>kip list is a data structure that allows fast search within an ordered sequence of elements. Fast search is made possible by maintaining a linked hierarchy of subsequences, with each successive subsequence skipping over fewer elements than the previous one</text:p>
      <text:p text:style-name="P5"/>
      <text:h text:style-name="P22" text:outline-level="2"><text:soft-page-break/>Concurrent Queues</text:h>
      <text:p text:style-name="P8"/>
      <text:h text:style-name="Heading_20_3" text:outline-level="3">ConcurrentLinkedQueue</text:h>
      <text:p text:style-name="P7">An unbounded thread-safe queue based on linked nodes.</text:p>
      <text:p text:style-name="P7">Like most other concurrent collection implementations, this class does not permit the use of null elements.</text:p>
      <text:p text:style-name="P7"/>
      <text:h text:style-name="Heading_20_3" text:outline-level="3">ArrayBlockingQueue</text:h>
      <text:p text:style-name="P7">A classic bounded buffer, in which a fixed-sized array holds elements inserted by producers and extracted by consumers. <text:s/></text:p>
      <text:p text:style-name="P7">Once created, the capacity cannot be changed. </text:p>
      <text:p text:style-name="P7"/>
      <text:h text:style-name="Heading_20_3" text:outline-level="3">LinkedBlockingQueue</text:h>
      <text:p text:style-name="P7">An optionally-bounded blocking queue based on linked nodes.</text:p>
      <text:p text:style-name="P7">Linked queues typically have higher throughput than array-based queues but less predictable performance in most concurrent applications.</text:p>
      <text:p text:style-name="Text_20_body"/>
      <text:p text:style-name="Text_20_body"/>
      <text:h text:style-name="Heading_20_2" text:outline-level="2"><text:soft-page-break/>Concurrent <text:span text:style-name="T3">m</text:span>aps</text:h>
      <text:p text:style-name="P6"/>
      <text:h text:style-name="Heading_20_3" text:outline-level="3">ConcurrentHashMap</text:h>
      <text:p text:style-name="P6">A hash table supporting full concurrency of retrievals and high expected concurrency for updates.</text:p>
      <text:p text:style-name="P6"/>
      <text:h text:style-name="Heading_20_3" text:outline-level="3">ConcurrentSkipListMap</text:h>
      <text:p text:style-name="P6">A sorted container that can be accessed by multiple threads. This is essentially the equivalent of TreeMap for concurrent cod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soft-page-break/>Concurrent set?</text:h>
      <text:p text:style-name="Text_20_body"/>
      <text:p text:style-name="P12">There is no concurrent set in <text:span text:style-name="T7">the</text:span> library.</text:p>
      <text:p text:style-name="P12"/>
      <text:p text:style-name="P12">If you need it:</text:p>
      <text:list xml:id="list3905780253" text:style-name="L2">
        <text:list-item>
          <text:p text:style-name="P20">Collections.newSetFromMap(map)</text:p>
        </text:list-item>
        <text:list-item>
          <text:p text:style-name="P20">ConcurrentHashMap.newKeySet()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Helvetica" svg:font-family="Helvetica, Arial, sans-serif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5pt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_7e_LT_7e_Gliederung_20_1" style:display-name="Титул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_7e_LT_7e_Gliederung_20_2" style:display-name="Титул~LT~Gliederung 2" style:family="paragraph" style:parent-style-name="Титул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_7e_LT_7e_Gliederung_20_3" style:display-name="Титул~LT~Gliederung 3" style:family="paragraph" style:parent-style-name="Титул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_7e_LT_7e_Gliederung_20_4" style:display-name="Титул~LT~Gliederung 4" style:family="paragraph" style:parent-style-name="Титул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_7e_LT_7e_Gliederung_20_5" style:display-name="Титул~LT~Gliederung 5" style:family="paragraph" style:parent-style-name="Титул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_7e_LT_7e_Gliederung_20_6" style:display-name="Титул~LT~Gliederung 6" style:family="paragraph" style:parent-style-name="Титул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_7e_LT_7e_Gliederung_20_7" style:display-name="Титул~LT~Gliederung 7" style:family="paragraph" style:parent-style-name="Титул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_7e_LT_7e_Gliederung_20_8" style:display-name="Титул~LT~Gliederung 8" style:family="paragraph" style:parent-style-name="Титул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_7e_LT_7e_Gliederung_20_9" style:display-name="Титул~LT~Gliederung 9" style:family="paragraph" style:parent-style-name="Титул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_7e_LT_7e_Titel" style:display-name="Титул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_7e_LT_7e_Untertitel" style:display-name="Титул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_7e_LT_7e_Notizen" style:display-name="Титул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_7e_LT_7e_Hintergrundobjekte" style:display-name="Титул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_7e_LT_7e_Hintergrund" style:display-name="Титул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1" style:display-name="Содержание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одержание_7e_LT_7e_Gliederung_20_2" style:display-name="Содержание~LT~Gliederung 2" style:family="paragraph" style:parent-style-name="Содержание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3" style:display-name="Содержание~LT~Gliederung 3" style:family="paragraph" style:parent-style-name="Содержание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одержание_7e_LT_7e_Gliederung_20_4" style:display-name="Содержание~LT~Gliederung 4" style:family="paragraph" style:parent-style-name="Содержание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одержание_7e_LT_7e_Gliederung_20_5" style:display-name="Содержание~LT~Gliederung 5" style:family="paragraph" style:parent-style-name="Содержание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6" style:display-name="Содержание~LT~Gliederung 6" style:family="paragraph" style:parent-style-name="Содержание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7" style:display-name="Содержание~LT~Gliederung 7" style:family="paragraph" style:parent-style-name="Содержание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8" style:display-name="Содержание~LT~Gliederung 8" style:family="paragraph" style:parent-style-name="Содержание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Gliederung_20_9" style:display-name="Содержание~LT~Gliederung 9" style:family="paragraph" style:parent-style-name="Содержание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одержание_7e_LT_7e_Titel" style:display-name="Содержание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одержание_7e_LT_7e_Untertitel" style:display-name="Содержание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одержание_7e_LT_7e_Notizen" style:display-name="Содержание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одержание_7e_LT_7e_Hintergrundobjekte" style:display-name="Содержание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одержание_7e_LT_7e_Hintergrund" style:display-name="Содержание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Код_7e_LT_7e_Gliederung_20_1" style:display-name="Код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Код_7e_LT_7e_Gliederung_20_2" style:display-name="Код~LT~Gliederung 2" style:family="paragraph" style:parent-style-name="Код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д_7e_LT_7e_Gliederung_20_3" style:display-name="Код~LT~Gliederung 3" style:family="paragraph" style:parent-style-name="Код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Код_7e_LT_7e_Gliederung_20_4" style:display-name="Код~LT~Gliederung 4" style:family="paragraph" style:parent-style-name="Код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Код_7e_LT_7e_Gliederung_20_5" style:display-name="Код~LT~Gliederung 5" style:family="paragraph" style:parent-style-name="Код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д_7e_LT_7e_Gliederung_20_6" style:display-name="Код~LT~Gliederung 6" style:family="paragraph" style:parent-style-name="Код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д_7e_LT_7e_Gliederung_20_7" style:display-name="Код~LT~Gliederung 7" style:family="paragraph" style:parent-style-name="Код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д_7e_LT_7e_Gliederung_20_8" style:display-name="Код~LT~Gliederung 8" style:family="paragraph" style:parent-style-name="Код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д_7e_LT_7e_Gliederung_20_9" style:display-name="Код~LT~Gliederung 9" style:family="paragraph" style:parent-style-name="Код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д_7e_LT_7e_Titel" style:display-name="Код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Код_7e_LT_7e_Untertitel" style:display-name="Код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Код_7e_LT_7e_Notizen" style:display-name="Код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Код_7e_LT_7e_Hintergrundobjekte" style:display-name="Код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Код_7e_LT_7e_Hintergrund" style:display-name="Код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Контакты_7e_LT_7e_Gliederung_20_1" style:display-name="Контакты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Контакты_7e_LT_7e_Gliederung_20_2" style:display-name="Контакты~LT~Gliederung 2" style:family="paragraph" style:parent-style-name="Контакты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нтакты_7e_LT_7e_Gliederung_20_3" style:display-name="Контакты~LT~Gliederung 3" style:family="paragraph" style:parent-style-name="Контакты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Контакты_7e_LT_7e_Gliederung_20_4" style:display-name="Контакты~LT~Gliederung 4" style:family="paragraph" style:parent-style-name="Контакты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Контакты_7e_LT_7e_Gliederung_20_5" style:display-name="Контакты~LT~Gliederung 5" style:family="paragraph" style:parent-style-name="Контакты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нтакты_7e_LT_7e_Gliederung_20_6" style:display-name="Контакты~LT~Gliederung 6" style:family="paragraph" style:parent-style-name="Контакты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нтакты_7e_LT_7e_Gliederung_20_7" style:display-name="Контакты~LT~Gliederung 7" style:family="paragraph" style:parent-style-name="Контакты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нтакты_7e_LT_7e_Gliederung_20_8" style:display-name="Контакты~LT~Gliederung 8" style:family="paragraph" style:parent-style-name="Контакты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нтакты_7e_LT_7e_Gliederung_20_9" style:display-name="Контакты~LT~Gliederung 9" style:family="paragraph" style:parent-style-name="Контакты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Контакты_7e_LT_7e_Titel" style:display-name="Контакты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Контакты_7e_LT_7e_Untertitel" style:display-name="Контакты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Контакты_7e_LT_7e_Notizen" style:display-name="Контакты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Контакты_7e_LT_7e_Hintergrundobjekte" style:display-name="Контакты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Контакты_7e_LT_7e_Hintergrund" style:display-name="Контакты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mw-headline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FreeSans1" style:font-family-complex="FreeSans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="Helvetica" fo:font-family="Helvetica, Arial, sans-serif" style:font-family-generic="roman" style:font-pitch="variable" fo:font-size="10.5pt" fo:font-weight="normal" style:font-size-asian="10.5pt" style:font-weight-asian="normal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="Helvetica" fo:font-family="Helvetica, Arial, sans-serif" style:font-family-generic="roman" style:font-pitch="variable" fo:font-size="10.5pt" fo:font-weight="normal" style:font-size-asian="10.5pt" style:font-weight-asian="normal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charset="x-symbol"/>
      </text:list-level-style-bullet>
      <text:list-level-style-bullet text:level="4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1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charset="x-symbol"/>
      </text:list-level-style-bullet>
      <text:list-level-style-bullet text:level="7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14:51.209735803</meta:creation-date>
    <meta:generator>LibreOffice/5.4.1.2$Windows_X86_64 LibreOffice_project/ea7cb86e6eeb2bf3a5af73a8f7777ac570321527</meta:generator>
    <dc:date>2018-02-17T10:13:02.001000000</dc:date>
    <meta:editing-duration>PT2H37S</meta:editing-duration>
    <meta:editing-cycles>40</meta:editing-cycles>
    <meta:document-statistic meta:table-count="0" meta:image-count="0" meta:object-count="0" meta:page-count="7" meta:paragraph-count="48" meta:word-count="333" meta:character-count="2556" meta:non-whitespace-character-count="2273"/>
  </office:meta>
</office:document-meta>
</file>